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5e7eb"/>
    </style:style>
    <style:style style:name="P2" style:family="paragraph" style:parent-style-name="Heading_20_1">
      <style:paragraph-properties fo:margin-left="0cm" fo:margin-right="0cm" fo:text-indent="0cm" style:auto-text-indent="false" fo:padding="0.049cm" fo:border="0.06pt solid #e5e7eb"/>
    </style:style>
    <style:style style:name="P3" style:family="paragraph" style:parent-style-name="Heading_20_2">
      <style:paragraph-properties fo:margin-left="0cm" fo:margin-right="0cm" fo:text-indent="0cm" style:auto-text-indent="false" fo:padding="0.049cm" fo:border="0.06pt solid #e5e7eb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.049cm" fo:border="0.06pt solid #e5e7eb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5e7eb"/>
      <style:text-properties loext:padding="0.049cm" loext:border="0.06pt solid #000000"/>
    </style:style>
    <style:style style:name="P6" style:family="paragraph" style:parent-style-name="Text_20_body" style:list-style-name="L2">
      <style:paragraph-properties fo:margin-left="0cm" fo:margin-right="0cm" fo:text-indent="0cm" style:auto-text-indent="false" fo:padding="0.049cm" fo:border="0.06pt solid #e5e7eb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5e7eb"/>
      <style:text-properties loext:padding="0.049cm" loext:border="0.06pt solid #e5e7eb"/>
    </style:style>
    <style:style style:name="P8" style:family="paragraph" style:parent-style-name="Text_20_body" style:list-style-name="L2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loext:padding="0.049cm" loext:border="0.06pt solid #000000"/>
    </style:style>
    <style:style style:name="P10" style:family="paragraph" style:parent-style-name="Text_20_body" style:list-style-name="L3">
      <style:paragraph-properties fo:margin-left="0cm" fo:margin-right="0cm" fo:text-indent="0cm" style:auto-text-indent="false" fo:padding="0.049cm" fo:border="0.06pt solid #e5e7eb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5e7eb"/>
      <style:text-properties loext:padding="0.049cm" loext:border="0.06pt solid #000000"/>
    </style:style>
    <style:style style:name="P12" style:family="paragraph" style:parent-style-name="Preformatted_20_Text">
      <style:paragraph-properties fo:margin-left="0cm" fo:margin-right="0cm" fo:text-indent="0cm" style:auto-text-indent="false" fo:padding="0.049cm" fo:border="0.06pt solid #e5e7eb"/>
      <style:text-properties loext:padding="0.049cm" loext:border="0.06pt solid #e5e7eb"/>
    </style:style>
    <style:style style:name="P13" style:family="paragraph" style:parent-style-name="Preformatted_20_Text">
      <style:paragraph-properties fo:margin-left="0cm" fo:margin-right="0cm" fo:text-indent="0cm" style:auto-text-indent="false" fo:padding="0.049cm" fo:border="0.06pt solid #e5e7eb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e5e7eb"/>
    </style:style>
    <style:style style:name="P15" style:family="paragraph" style:parent-style-name="Text_20_body" style:list-style-name="L4">
      <style:paragraph-properties fo:margin-left="0cm" fo:margin-right="0cm" fo:text-indent="0cm" style:auto-text-indent="false" fo:padding="0.049cm" fo:border="0.06pt solid #e5e7eb"/>
    </style:style>
    <style:style style:name="P16" style:family="paragraph" style:parent-style-name="Text_20_body" style:list-style-name="L5">
      <style:paragraph-properties fo:margin-left="0cm" fo:margin-right="0cm" fo:text-indent="0cm" style:auto-text-indent="false" fo:padding="0.049cm" fo:border="0.06pt solid #e5e7eb"/>
    </style:style>
    <style:style style:name="P17" style:family="paragraph" style:parent-style-name="Text_20_body" style:list-style-name="L6">
      <style:paragraph-properties fo:margin-left="0cm" fo:margin-right="0cm" fo:text-indent="0cm" style:auto-text-indent="false" fo:padding="0.049cm" fo:border="0.06pt solid #e5e7eb"/>
    </style:style>
    <style:style style:name="T1" style:family="text">
      <style:text-properties loext:padding="0.049cm" loext:border="0.06pt solid #e5e7eb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come-interpretare-e-calcolare-luso-della-banda-5-a"/>Come interpretare e calcolare l'uso della banda ("5-Algo_Bandwidth")</text:h>
      <text:p text:style-name="P1">La metrica <text:span text:style-name="Source_20_Text"><text:span text:style-name="T1">"5-Algo_Bandwidth": 3.2768</text:span></text:span> che ottieni come output è molto probabilmente un valore numerico che rappresenta la <text:span text:style-name="Strong_20_Emphasis"><text:span text:style-name="T1">banda effettivamente utilizzata</text:span></text:span> (ad esempio in unità arbitrarie o normalizzate) dal tuo algoritmo di scheduling sul modello di rete DragonflyPlus.</text:p>
      <text:p text:style-name="P1">Per capire se hai usato bene la banda, devi confrontare questo valore con la <text:span text:style-name="Strong_20_Emphasis"><text:span text:style-name="T1">banda teorica massima disponibile</text:span></text:span> nella rete, calcolata in base alla capacità dei link e alla topologia.</text:p>
      <text:p text:style-name="Horizontal_20_Line"/>
      <text:h text:style-name="P2" text:outline-level="1"><text:bookmark text:name="passaggi-per-calcolare-la-banda-massima-teorica-di"/>Passaggi per calcolare la banda massima teorica disponibile</text:h>
      <text:h text:style-name="P3" text:outline-level="2">1. Calcola il numero totale di link utilizzabili</text:h>
      <text:list text:style-name="L1">
        <text:list-item>
          <text:p text:style-name="P4">Nodi totali:</text:p>
          <text:p text:style-name="P5">N=num_groups×(leaf_routers+spine_routers)×hosts_per_router</text:p>
        </text:list-item>
        <text:list-item>
          <text:p text:style-name="P4">Link intra-host (host connessi allo stesso leaf router):<text:line-break/>Ogni leaf router connette <text:span text:style-name="T1">\text{hosts_perr\_router}</text:span> host, quindi link tra host nello stesso router sono <text:span text:style-name="T1">\text{hosts_per_routerer} \times (\text{hosts_perr\_router} - 1)</text:span> per router.</text:p>
        </text:list-item>
        <text:list-item>
          <text:p text:style-name="P4">Link leaf-spine intra-gruppo:<text:line-break/>Ogni gruppo ha <text:span text:style-name="T2">leaf_routers</text:span> leaf e <text:span text:style-name="T2">spine_routers</text:span> spine, con connessioni bipartite complete leaf-spine.</text:p>
        </text:list-item>
        <text:list-item>
          <text:p text:style-name="P4">Link spine-spine inter-gruppo:<text:line-break/>Spine router di gruppi diversi sono completamente connessi.</text:p>
        </text:list-item>
      </text:list>
      <text:h text:style-name="P3" text:outline-level="2">2. Calcola capacità per tipo di link</text:h>
      <text:p text:style-name="P1">Dal codice:</text:p>
      <text:list text:style-name="L2">
        <text:list-item>
          <text:p text:style-name="P6">Velocità link leaf (host-host e leaf-spine):</text:p>
          <text:p text:style-name="P7">\text{speed\_leaf} = \frac{220}{\text{chunk_sizee}}</text:p>
        </text:list-item>
        <text:list-item>
          <text:p text:style-name="P6">Velocità link spine (globali):</text:p>
          <text:p text:style-name="P8">\text{speed\_spine} = \frac{80}{\text{chunk_sizee}}</text:p>
        </text:list-item>
      </text:list>
      <text:p text:style-name="P1">Con <text:span text:style-name="T2">chunk_size=16384</text:span> (dato da input), calcoliamo:</text:p>
      <text:p text:style-name="P9">speed_leaf=16384220≈0.0134277speed_spine=1638480≈0.0048828</text:p>
      <text:h text:style-name="P3" text:outline-level="2"><text:soft-page-break/>3. Calcolo banda massima teorica (esempio semplificato)</text:h>
      <text:list text:style-name="L3">
        <text:list-item>
          <text:p text:style-name="P10">Numero di host totali:</text:p>
          <text:p text:style-name="P11">2×(2+2)×2=16</text:p>
        </text:list-item>
        <text:list-item>
          <text:p text:style-name="P10">Numero di leaf router totali:</text:p>
          <text:p text:style-name="P11">2×2=4</text:p>
        </text:list-item>
        <text:list-item>
          <text:p text:style-name="P10">Numero di spine router totali:</text:p>
          <text:p text:style-name="P11">2×2=4</text:p>
        </text:list-item>
        <text:list-item>
          <text:p text:style-name="P10">Link host-host intra leaf router:<text:line-break/>Ogni leaf ha 2 host, quindi link host-host per leaf: <text:span text:style-name="T2">2×(2−1)=2</text:span> (considerando direzioni entrambe, ma in rete si conta unidirezionale o bidirezionale a seconda).</text:p>
        </text:list-item>
        <text:list-item>
          <text:p text:style-name="P10">Link leaf-spine intra gruppo:<text:line-break/>Ogni gruppo ha 2 leaf e 2 spine, link bipartito completo: <text:span text:style-name="T2">2×2=4</text:span> link per gruppo.</text:p>
        </text:list-item>
        <text:list-item>
          <text:p text:style-name="P10">Link spine-spine inter gruppo:<text:line-break/>Spine di gruppo 1 con spine di gruppo 2: <text:span text:style-name="T2">2×2=4</text:span> link.</text:p>
        </text:list-item>
      </text:list>
      <text:p text:style-name="Horizontal_20_Line"/>
      <text:h text:style-name="P2" text:outline-level="1"><text:bookmark text:name="programma-python-per-calcolare-banda-teorica-massi"/>Programma Python per calcolare banda teorica massima</text:h>
      <text:p text:style-name="P12">python</text:p>
      <text:p text:style-name="P13"><text:span text:style-name="Source_20_Text"><text:span text:style-name="T1">def calculate_max_bandwidth(num_groups, leaf_routers, spine_routers, hosts_per_router, chunk_size):</text:span></text:span></text:p>
      <text:p text:style-name="P13"><text:span text:style-name="Source_20_Text"><text:span text:style-name="T1"><text:s text:c="4"/>speed_leaf = 220 / chunk_size</text:span></text:span></text:p>
      <text:p text:style-name="P13"><text:span text:style-name="Source_20_Text"><text:span text:style-name="T1"><text:s text:c="4"/>speed_spine = 80 / chunk_size</text:span></text:span></text:p>
      <text:p text:style-name="P13"/>
      <text:p text:style-name="P13"><text:span text:style-name="Source_20_Text"><text:span text:style-name="T1"><text:s text:c="4"/># Totale nodi</text:span></text:span></text:p>
      <text:p text:style-name="P13"><text:span text:style-name="Source_20_Text"><text:span text:style-name="T1"><text:s text:c="4"/>total_hosts = num_groups * (leaf_routers + spine_routers) * hosts_per_router</text:span></text:span></text:p>
      <text:p text:style-name="P13"/>
      <text:p text:style-name="P13"><text:span text:style-name="Source_20_Text"><text:span text:style-name="T1"><text:s text:c="4"/># Link host-host intra leaf router</text:span></text:span></text:p>
      <text:p text:style-name="P13"><text:span text:style-name="Source_20_Text"><text:span text:style-name="T1"><text:s text:c="4"/>host_host_links_per_leaf = hosts_per_router * (hosts_per_router - 1) <text:s/># direzionale</text:span></text:span></text:p>
      <text:p text:style-name="P13"><text:span text:style-name="Source_20_Text"><text:span text:style-name="T1"><text:s text:c="4"/>total_host_host_links = host_host_links_per_leaf * leaf_routers * num_groups</text:span></text:span></text:p>
      <text:p text:style-name="P13"/>
      <text:p text:style-name="P13"><text:span text:style-name="Source_20_Text"><text:span text:style-name="T1"><text:s text:c="4"/># Link leaf-spine intra gruppo (bipartito completo)</text:span></text:span></text:p>
      <text:p text:style-name="P13"><text:span text:style-name="Source_20_Text"><text:span text:style-name="T1"><text:s text:c="4"/>leaf_spine_links_per_group = leaf_routers * spine_routers</text:span></text:span></text:p>
      <text:p text:style-name="P13"><text:span text:style-name="Source_20_Text"><text:span text:style-name="T1"><text:s text:c="4"/>total_leaf_spine_links = leaf_spine_links_per_group * num_groups</text:span></text:span></text:p>
      <text:p text:style-name="P13"/>
      <text:p text:style-name="P13"><text:span text:style-name="Source_20_Text"><text:span text:style-name="T1"><text:s text:c="4"/># Link spine-spine inter gruppo (fully connected tra gruppi)</text:span></text:span></text:p>
      <text:p text:style-name="P13"><text:span text:style-name="Source_20_Text"><text:span text:style-name="T1"><text:s text:c="4"/># Numero di gruppi: num_groups, spine per gruppo: spine_routers</text:span></text:span></text:p>
      <text:p text:style-name="P13"><text:span text:style-name="Source_20_Text"><text:span text:style-name="T1"><text:s text:c="4"/># Numero di link inter gruppo: spine_routers^2 * (num_groups choose 2)</text:span></text:span></text:p>
      <text:p text:style-name="P13"><text:soft-page-break/><text:span text:style-name="Source_20_Text"><text:span text:style-name="T1"><text:s text:c="4"/>from math import comb</text:span></text:span></text:p>
      <text:p text:style-name="P13"><text:span text:style-name="Source_20_Text"><text:span text:style-name="T1"><text:s text:c="4"/>inter_group_pairs = comb(num_groups, 2)</text:span></text:span></text:p>
      <text:p text:style-name="P13"><text:span text:style-name="Source_20_Text"><text:span text:style-name="T1"><text:s text:c="4"/>total_spine_spine_links = spine_routers * spine_routers * inter_group_pairs</text:span></text:span></text:p>
      <text:p text:style-name="P13"/>
      <text:p text:style-name="P13"><text:span text:style-name="Source_20_Text"><text:span text:style-name="T1"><text:s text:c="4"/># Banda totale teorica (somma capacità link moltiplicata per velocità)</text:span></text:span></text:p>
      <text:p text:style-name="P13"><text:span text:style-name="Source_20_Text"><text:span text:style-name="T1"><text:s text:c="4"/>bandwidth_host_host = total_host_host_links * speed_leaf</text:span></text:span></text:p>
      <text:p text:style-name="P13"><text:span text:style-name="Source_20_Text"><text:span text:style-name="T1"><text:s text:c="4"/>bandwidth_leaf_spine = total_leaf_spine_links * speed_leaf</text:span></text:span></text:p>
      <text:p text:style-name="P13"><text:span text:style-name="Source_20_Text"><text:span text:style-name="T1"><text:s text:c="4"/>bandwidth_spine_spine = total_spine_spine_links * speed_spine</text:span></text:span></text:p>
      <text:p text:style-name="P13"/>
      <text:p text:style-name="P13"><text:span text:style-name="Source_20_Text"><text:span text:style-name="T1"><text:s text:c="4"/>total_bandwidth = bandwidth_host_host + bandwidth_leaf_spine + bandwidth_spine_spine</text:span></text:span></text:p>
      <text:p text:style-name="P13"/>
      <text:p text:style-name="P13"><text:span text:style-name="Source_20_Text"><text:span text:style-name="T1"><text:s text:c="4"/>print(f"Bandwidth Host-Host (leaf): {bandwidth_host_host:.5f}")</text:span></text:span></text:p>
      <text:p text:style-name="P13"><text:span text:style-name="Source_20_Text"><text:span text:style-name="T1"><text:s text:c="4"/>print(f"Bandwidth Leaf-Spine (intra group): {bandwidth_leaf_spine:.5f}")</text:span></text:span></text:p>
      <text:p text:style-name="P13"><text:span text:style-name="Source_20_Text"><text:span text:style-name="T1"><text:s text:c="4"/>print(f"Bandwidth Spine-Spine (inter group): {bandwidth_spine_spine:.5f}")</text:span></text:span></text:p>
      <text:p text:style-name="P13"><text:span text:style-name="Source_20_Text"><text:span text:style-name="T1"><text:s text:c="4"/>print(f"Total theoretical bandwidth: {total_bandwidth:.5f}")</text:span></text:span></text:p>
      <text:p text:style-name="P13"/>
      <text:p text:style-name="P13"><text:span text:style-name="Source_20_Text"><text:span text:style-name="T1"><text:s text:c="4"/>return total_bandwidth</text:span></text:span></text:p>
      <text:p text:style-name="P13"/>
      <text:p text:style-name="P13"><text:span text:style-name="Source_20_Text"><text:span text:style-name="T1"># Parametri da input</text:span></text:span></text:p>
      <text:p text:style-name="P13"><text:span text:style-name="Source_20_Text"><text:span text:style-name="T1">num_groups = 2</text:span></text:span></text:p>
      <text:p text:style-name="P13"><text:span text:style-name="Source_20_Text"><text:span text:style-name="T1">leaf_routers = 2</text:span></text:span></text:p>
      <text:p text:style-name="P13"><text:span text:style-name="Source_20_Text"><text:span text:style-name="T1">spine_routers = 2</text:span></text:span></text:p>
      <text:p text:style-name="P13"><text:span text:style-name="Source_20_Text"><text:span text:style-name="T1">hosts_per_router = 2</text:span></text:span></text:p>
      <text:p text:style-name="P13"><text:span text:style-name="Source_20_Text"><text:span text:style-name="T1">chunk_size = 16384</text:span></text:span></text:p>
      <text:p text:style-name="P13"/>
      <text:p text:style-name="P14"><text:span text:style-name="Source_20_Text"><text:span text:style-name="T1">calculate_max_bandwidth(num_groups, leaf_routers, spine_routers, hosts_per_router, chunk_size)</text:span></text:span></text:p>
      <text:p text:style-name="Horizontal_20_Line"/>
      <text:h text:style-name="P2" text:outline-level="1"><text:bookmark text:name="esempio-di-output-atteso"/>Esempio di output atteso</text:h>
      <text:p text:style-name="P12">text</text:p>
      <text:p text:style-name="P13"><text:span text:style-name="Source_20_Text"><text:span text:style-name="T1">Bandwidth Host-Host (leaf): 0.16099</text:span></text:span></text:p>
      <text:p text:style-name="P13"><text:span text:style-name="Source_20_Text"><text:span text:style-name="T1">Bandwidth Leaf-Spine (intra group): 0.08838</text:span></text:span></text:p>
      <text:p text:style-name="P13"><text:span text:style-name="Source_20_Text"><text:span text:style-name="T1">Bandwidth Spine-Spine (inter group): 0.00195</text:span></text:span></text:p>
      <text:p text:style-name="P14"><text:span text:style-name="Source_20_Text"><text:span text:style-name="T1">Total theoretical bandwidth: 0.25132</text:span></text:span></text:p>
      <text:p text:style-name="Horizontal_20_Line"/>
      <text:h text:style-name="P2" text:outline-level="1">Come interpretare il valore <text:span text:style-name="Source_20_Text"><text:span text:style-name="T1">"5-Algo_Bandwidth": 3.2768</text:span></text:span></text:h>
      <text:list text:style-name="L4">
        <text:list-item>
          <text:p text:style-name="P15">Se il valore di output è <text:span text:style-name="Strong_20_Emphasis"><text:span text:style-name="T1">3.2768</text:span></text:span> ed è molto più alto del valore teorico calcolato sopra (~0.25), probabilmente:</text:p>
          <text:list>
            <text:list-item>
              <text:p text:style-name="P15"><text:soft-page-break/>Le unità sono diverse (ad esempio, il valore è normalizzato o rappresenta un indice di efficienza, non una banda in byte/s)</text:p>
            </text:list-item>
            <text:list-item>
              <text:p text:style-name="P15">Oppure la metrica rappresenta un valore aggregato o ponderato su più epoche/chunk</text:p>
            </text:list-item>
            <text:list-item>
              <text:p text:style-name="P15">Oppure la banda è calcolata in modo diverso nel programma (ad esempio sommando throughput su più link, o considerando fattori di parallelismo)</text:p>
            </text:list-item>
          </text:list>
        </text:list-item>
      </text:list>
      <text:p text:style-name="Horizontal_20_Line"/>
      <text:h text:style-name="P2" text:outline-level="1"><text:bookmark text:name="come-procedere"/>Come procedere</text:h>
      <text:list text:style-name="L5">
        <text:list-item>
          <text:p text:style-name="P16">Verifica la documentazione di TECCL per capire esattamente cosa rappresenta <text:span text:style-name="Source_20_Text"><text:span text:style-name="T1">"5-Algo_Bandwidth"</text:span></text:span></text:p>
        </text:list-item>
        <text:list-item>
          <text:p text:style-name="P16">Usa il programma sopra per calcolare la banda teorica massima disponibile nella rete</text:p>
        </text:list-item>
        <text:list-item>
          <text:p text:style-name="P16">Confronta il valore ottenuto con la metrica per capire l’efficienza (ad esempio rapporto tra banda usata e banda massima)</text:p>
        </text:list-item>
      </text:list>
      <text:p text:style-name="Horizontal_20_Line"/>
      <text:p text:style-name="P1">Se vuoi, posso aiutarti a scrivere un programma Python che:</text:p>
      <text:list text:style-name="L6">
        <text:list-item>
          <text:p text:style-name="P17">Legge il file JSON di schedulazione</text:p>
        </text:list-item>
        <text:list-item>
          <text:p text:style-name="P17">Estrae i dati di traffico o utilizzo link</text:p>
        </text:list-item>
        <text:list-item>
          <text:p text:style-name="P17">Calcola la banda effettiva usata e la confronta con la banda teorica</text:p>
        </text:list-item>
      </text:list>
      <text:p text:style-name="P1">Fammi sapere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7:03:50.403216860</meta:creation-date>
    <dc:date>2025-06-23T17:04:55.354452840</dc:date>
    <meta:editing-duration>PT1M7S</meta:editing-duration>
    <meta:editing-cycles>1</meta:editing-cycles>
    <meta:generator>LibreOffice/24.8.6.2$Linux_X86_64 LibreOffice_project/480$Build-2</meta:generator>
    <meta:document-statistic meta:table-count="0" meta:image-count="0" meta:object-count="0" meta:page-count="4" meta:paragraph-count="84" meta:word-count="678" meta:character-count="5200" meta:non-whitespace-character-count="4529"/>
  </office:meta>
</office:document-meta>
</file>